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7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7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7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7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7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>
      <style:table-cell-properties fo:background-color="#4c4c4c"/>
      <style:text-properties fo:color="#ffffff" fo:language="en" fo:country="US"/>
    </style:style>
    <style:style style:name="ce15" style:family="table-cell" style:parent-style-name="Default">
      <style:text-properties fo:language="en" fo:country="US"/>
    </style:style>
    <style:style style:name="ce16" style:family="table-cell" style:parent-style-name="Default"/>
    <style:style style:name="ce17" style:family="table-cell" style:parent-style-name="Default" style:data-style-name="N36">
      <style:text-properties fo:language="en" fo:country="US"/>
    </style:style>
    <style:style style:name="ce18" style:family="table-cell" style:parent-style-name="Default">
      <style:table-cell-properties fo:background-color="#4c4c4c"/>
      <style:text-properties fo:color="#ffffff" fo:language="en" fo:country="US"/>
      <style:map style:condition="cell-content()=[$Arkusz1.$C$17]" style:apply-style-name="Urgent" style:base-cell-address="Arkusz1.D12"/>
    </style:style>
    <style:style style:name="ce19" style:family="table-cell" style:parent-style-name="Default">
      <style:text-properties fo:language="en" fo:country="US"/>
      <style:map style:condition="cell-content()=[$Arkusz1.$C$17]" style:apply-style-name="Urgent" style:base-cell-address="Arkusz1.D12"/>
    </style:style>
    <style:style style:name="ce20" style:family="table-cell" style:parent-style-name="Default">
      <style:map style:condition="cell-content()=[$Arkusz1.$C$17]" style:apply-style-name="Urgent" style:base-cell-address="Arkusz1.D12"/>
    </style:style>
    <style:style style:name="ce21" style:family="table-cell" style:parent-style-name="Default" style:data-style-name="N36">
      <style:text-properties fo:language="en" fo:country="US"/>
      <style:map style:condition="cell-content()=[$Arkusz1.$C$17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5"/>
        <table:table-column table:style-name="co3" table:default-cell-style-name="ce19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4" office:value-type="string">
            <text:p>Version</text:p>
          </table:table-cell>
          <table:table-cell table:style-name="ce18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Rare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ce16" office:value-type="string">
            <text:p>0.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Custom auto-size <text:s/>algorithm</text:p>
          </table:table-cell>
          <table:table-cell office:value-type="string">
            <text:p>Define the size calculation routine to handle large amounts of items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7" office:value-type="string">
            <text:p>1.+</text:p>
          </table:table-cell>
          <table:table-cell table:style-name="ce21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7" office:value-type="string">
            <text:p>0.1</text:p>
          </table:table-cell>
          <table:table-cell table:style-name="ce21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7" office:value-type="string">
            <text:p>0.1</text:p>
          </table:table-cell>
          <table:table-cell table:style-name="ce21"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cell painter</text:p>
          </table:table-cell>
          <table:table-cell/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mposite painter</text:p>
          </table:table-cell>
          <table:table-cell office:value-type="string">
            <text:p>All painter holders are collective by default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ce16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/>
          <table:table-cell table:style-name="ce16"/>
          <table:table-cell table:style-name="Default" table:number-columns-repeated="1019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ce16" office:value-type="string">
            <text:p>0.1</text:p>
          </table:table-cell>
          <table:table-cell table:style-name="Default" table:number-columns-repeated="2"/>
          <table:table-cell office:value-type="string">
            <text:p>rare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5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.03.2011</text:date>, <text:time>21:01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27T21:01:24.20</dc:date>
    <dc:creator>Jacek Kołodziejczyk</dc:creator>
    <meta:editing-duration>PT17H10M31S</meta:editing-duration>
    <meta:editing-cycles>18</meta:editing-cycles>
    <meta:document-statistic meta:table-count="1" meta:cell-count="253" meta:object-count="0"/>
  </office:meta>
</office:document-meta>
</file>